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cm"/>
    </style:style>
    <style:style style:name="gr2" style:family="graphic" style:parent-style-name="standard">
      <style:graphic-properties svg:stroke-width="0.2cm" svg:stroke-color="#808080" draw:marker-start-width="0.6cm" draw:marker-end-width="0.6cm" draw:fill="none" draw:textarea-horizontal-align="justify" draw:textarea-vertical-align="middle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6" style:family="graphic" style:parent-style-name="standard">
      <style:graphic-properties draw:stroke="dash" draw:stroke-dash="Ultrafine_20_2_20_Dots_20_3_20_Dashes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0c0c0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6666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c0c0c0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svg:stroke-width="0.1cm" svg:stroke-color="#666666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2_20_Dots_20_3_20_Dashes" svg:stroke-width="0.1cm" svg:stroke-color="#c0c0c0" draw:marker-start="Arrow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6666" draw:marker-start="Arrow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51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c0c0c0" fo:min-height="0.515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  <style:text-properties fo:font-size="20pt"/>
    </style:style>
    <style:style style:name="P4" style:family="paragraph">
      <style:paragraph-properties fo:margin-left="0cm" fo:margin-right="0cm" fo:text-align="start" fo:text-indent="0cm">
        <style:tab-stops>
          <style:tab-stop style:position="0.706cm"/>
        </style:tab-stops>
      </style:paragraph-properties>
    </style:style>
    <style:style style:name="P5" style:family="paragraph">
      <loext:graphic-properties draw:fill="none"/>
      <style:paragraph-properties fo:margin-left="0cm" fo:margin-right="0cm" fo:text-align="start" fo:text-indent="0cm">
        <style:tab-stops>
          <style:tab-stop style:position="0.706cm"/>
        </style:tab-stops>
      </style:paragraph-properties>
      <style:text-properties fo:font-size="11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/>
      <style:text-properties fo:font-size="12pt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fo:font-size="14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loext:graphic-properties draw:fill="none" draw:fill-color="#ffffff"/>
      <style:paragraph-properties fo:margin-left="0cm" fo:margin-right="0cm" fo:text-align="end" fo:text-indent="0cm"/>
      <style:text-properties fo:font-size="12pt"/>
    </style:style>
    <style:style style:name="P15" style:family="paragraph">
      <loext:graphic-properties draw:fill="solid" draw:fill-color="#c0c0c0"/>
      <style:paragraph-properties fo:margin-left="0cm" fo:margin-right="0cm" fo:text-align="end" fo:text-indent="0cm"/>
      <style:text-properties fo:font-size="12pt"/>
    </style:style>
    <style:style style:name="T1" style:family="text">
      <style:text-properties fo:font-size="20pt"/>
    </style:style>
    <style:style style:name="T2" style:family="text">
      <style:text-properties fo:font-size="11pt"/>
    </style:style>
    <style:style style:name="T3" style:family="text">
      <style:text-properties fo:font-size="12pt" fo:font-weight="bold"/>
    </style:style>
    <style:style style:name="T4" style:family="text">
      <style:text-properties fo:font-size="12pt"/>
    </style:style>
    <style:style style:name="T5" style:family="text">
      <style:text-properties fo:font-size="1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2.75cm" svg:x="1.5cm" svg:y="1.3cm">
          <draw:text-box>
            <text:p/>
          </draw:text-box>
        </draw:frame>
        <draw:custom-shape draw:style-name="gr2" draw:text-style-name="P3" draw:layer="layout" svg:width="12.919cm" svg:height="1.212cm" svg:x="4.04cm" svg:y="1.144cm">
          <text:p text:style-name="P2"><text:span text:style-name="T1">Pour produire de l'eau chaude sanitaire</text:span></text:p>
          <draw:enhanced-geometry svg:viewBox="0 0 21600 21600" draw:path-stretchpoint-x="10800" draw:path-stretchpoint-y="10800" draw:text-areas="?f3 ?f4 ?f5 ?f6" draw:type="round-rectangle" draw:modifiers="6814.234306277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">
          <draw:custom-shape draw:style-name="gr2" draw:text-style-name="P5" draw:layer="layout" svg:width="6.035cm" svg:height="0.775cm" svg:x="10.028cm" svg:y="22.211cm">
            <text:p text:style-name="P4"><text:span text:style-name="T2">1*</text:span><text:span text:style-name="T2"><text:tab/></text:span><text:span text:style-name="T2">Wcal &lt;=&gt; Energie calorifique</text:span></text:p>
            <draw:enhanced-geometry svg:viewBox="0 0 21600 21600" draw:path-stretchpoint-x="10800" draw:path-stretchpoint-y="10800" draw:text-areas="?f3 ?f4 ?f5 ?f6" draw:type="round-rectangle" draw:modifiers="6814.234306277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6" xml:id="id2" draw:id="id2" draw:layer="layout" svg:width="4cm" svg:height="1.5cm" svg:x="9.048cm" svg:y="8cm">
            <draw:glue-point draw:id="4" svg:x="4.572cm" svg:y="2.253cm"/>
            <draw:glue-point draw:id="5" svg:x="-2.922cm" svg:y="4.033cm"/>
            <draw:glue-point draw:id="6" svg:x="2.88cm" svg:y="4.093cm"/>
            <text:p text:style-name="P2"><text:span text:style-name="T3">Ballon d'eau</text:span></text:p>
            <text:p text:style-name="P2"><text:span text:style-name="T3">chaude sanitaire</text:span></text:p>
          </draw:ellipse>
          <draw:ellipse draw:style-name="gr5" draw:text-style-name="P7" xml:id="id6" draw:id="id6" draw:layer="layout" svg:width="4cm" svg:height="1.5cm" svg:x="6.048cm" svg:y="11cm">
            <draw:glue-point draw:id="4" svg:x="2cm" svg:y="5cm"/>
            <draw:glue-point draw:id="5" svg:x="2cm" svg:y="-4.333cm"/>
            <text:p text:style-name="P2"><text:span text:style-name="T4">Circulateur</text:span></text:p>
            <text:p text:style-name="P2"><text:span text:style-name="T4">secondaire</text:span></text:p>
          </draw:ellipse>
          <draw:ellipse draw:style-name="gr4" draw:text-style-name="P6" xml:id="id5" draw:id="id5" draw:layer="layout" svg:width="4cm" svg:height="1.5cm" svg:x="6.048cm" svg:y="17cm">
            <draw:glue-point draw:id="4" svg:x="-2.61cm" svg:y="4.38cm"/>
            <text:p text:style-name="P2"><text:span text:style-name="T4">Circulateur</text:span></text:p>
            <text:p text:style-name="P2"><text:span text:style-name="T4">primaire</text:span></text:p>
          </draw:ellipse>
          <draw:ellipse draw:style-name="gr4" draw:text-style-name="P6" xml:id="id7" draw:id="id7" draw:layer="layout" svg:width="4cm" svg:height="1.5cm" svg:x="8.11cm" svg:y="14.3cm">
            <draw:glue-point draw:id="4" svg:x="3.072cm" svg:y="-3.966cm"/>
            <draw:glue-point draw:id="5" svg:x="-1.107cm" svg:y="-4.813cm"/>
            <draw:glue-point draw:id="6" svg:x="4.607cm" svg:y="2.106cm" draw:escape-direction="down"/>
            <draw:glue-point draw:id="7" svg:x="-3.172cm" svg:y="3.793cm"/>
            <text:p text:style-name="P2"><text:span text:style-name="T4">Echangeur</text:span></text:p>
          </draw:ellipse>
          <draw:ellipse draw:style-name="gr6" draw:text-style-name="P8" xml:id="id3" draw:id="id3" draw:layer="layout" svg:width="4.048cm" svg:height="1.791cm" svg:x="10.2cm" svg:y="19.109cm">
            <draw:glue-point draw:id="4" svg:x="-2.02cm" svg:y="-4.332cm"/>
            <draw:glue-point draw:id="5" svg:x="-3.787cm" svg:y="3.188cm"/>
            <draw:glue-point draw:id="6" svg:x="-3.809cm" svg:y="-3.243cm"/>
            <text:p text:style-name="P2"><text:span text:style-name="T5">Capteur</text:span></text:p>
            <text:p text:style-name="P2"><text:span text:style-name="T5">solaire</text:span></text:p>
          </draw:ellipse>
          <draw:ellipse draw:style-name="gr4" draw:text-style-name="P6" xml:id="id4" draw:id="id4" draw:layer="layout" svg:width="3.1cm" svg:height="1.5cm" svg:x="6.048cm" svg:y="21.7cm">
            <draw:glue-point draw:id="4" svg:x="3.835cm" svg:y="-3.16cm"/>
            <draw:glue-point draw:id="5" svg:x="-3.787cm" svg:y="-3.306cm"/>
            <text:p text:style-name="P2"><text:span text:style-name="T4">Soleil</text:span></text:p>
          </draw:ellipse>
          <draw:ellipse draw:style-name="gr4" draw:text-style-name="P6" xml:id="id1" draw:id="id1" draw:layer="layout" svg:width="4cm" svg:height="1.5cm" svg:x="9.048cm" svg:y="5cm">
            <text:p text:style-name="P2"><text:span text:style-name="T4">Source d'énergie</text:span></text:p>
            <text:p text:style-name="P2"><text:span text:style-name="T4"><text:s/></text:span><text:span text:style-name="T4">électrique d'appoint</text:span></text:p>
          </draw:ellipse>
          <draw:connector draw:style-name="gr7" draw:text-style-name="P9" draw:layer="layout" draw:type="curve" svg:x1="11.048cm" svg:y1="6.5cm" svg:x2="11.048cm" svg:y2="8cm" draw:start-shape="id1" draw:start-glue-point="2" draw:end-shape="id2" draw:end-glue-point="0" svg:d="M11048 6500v1500" svg:viewBox="0 0 1 1501">
            <text:p/>
          </draw:connector>
          <draw:connector draw:style-name="gr8" draw:text-style-name="P9" draw:layer="layout" draw:type="curve" svg:x1="9.048cm" svg:y1="8.75cm" svg:x2="6.014cm" svg:y2="8.761cm" draw:start-shape="id2" draw:start-glue-point="3" svg:d="M9048 8750c-2650 0-1134 11-3034 11" svg:viewBox="0 0 3035 12">
            <text:p/>
          </draw:connector>
          <draw:connector draw:style-name="gr9" draw:text-style-name="P9" draw:layer="layout" draw:type="curve" svg:x1="13.048cm" svg:y1="8.75cm" svg:x2="16.01cm" svg:y2="8.761cm" draw:start-shape="id2" draw:start-glue-point="1" svg:d="M13048 8750c2598 0 1117 11 2962 11" svg:viewBox="0 0 2963 12">
            <text:p/>
          </draw:connector>
          <draw:connector draw:style-name="gr10" draw:text-style-name="P9" draw:layer="layout" draw:type="line" svg:x1="10.692cm" svg:y1="20.574cm" svg:x2="8.786cm" svg:y2="21.976cm" draw:start-shape="id3" draw:start-glue-point="5" draw:end-shape="id4" draw:end-glue-point="4" svg:d="M10692 20574l-1906 1402" svg:viewBox="0 0 1907 1403">
            <text:p/>
          </draw:connector>
          <draw:connector draw:style-name="gr11" draw:text-style-name="P9" draw:layer="layout" draw:type="curve" svg:x1="10.2cm" svg:y1="20.004cm" svg:x2="8.048cm" svg:y2="18.5cm" draw:start-shape="id3" draw:start-glue-point="3" draw:end-shape="id5" draw:end-glue-point="2" svg:d="M10200 20004c-1435 0-2152-501-2152-1504" svg:viewBox="0 0 2153 1505">
            <text:p/>
          </draw:connector>
          <draw:connector draw:style-name="gr12" draw:text-style-name="P9" draw:layer="layout" draw:type="line" svg:x1="9.88cm" svg:y1="9.354cm" svg:x2="8.848cm" svg:y2="11.101cm" draw:start-shape="id2" draw:start-glue-point="5" draw:end-shape="id6" draw:end-glue-point="5" svg:d="M9880 9354l-1032 1747" svg:viewBox="0 0 1033 1748">
            <text:p/>
          </draw:connector>
          <draw:connector draw:style-name="gr10" draw:text-style-name="P9" draw:layer="layout" draw:type="line" svg:x1="9.668cm" svg:y1="14.329cm" svg:x2="8.848cm" svg:y2="12.5cm" draw:start-shape="id7" draw:start-glue-point="5" draw:end-shape="id6" draw:end-glue-point="4" svg:d="M9668 14329l-820-1829" svg:viewBox="0 0 821 1830">
            <text:p/>
          </draw:connector>
          <draw:frame draw:style-name="gr13" draw:text-style-name="P11" draw:layer="layout" svg:width="3.75cm" svg:height="1.212cm" svg:x="9.248cm" svg:y="20.888cm">
            <draw:text-box>
              <text:p text:style-name="P2"><text:span text:style-name="T4"><text:s/></text:span><text:span text:style-name="T4">Wcal (1*) </text:span></text:p>
              <text:p text:style-name="P10"><text:span text:style-name="T4">(rayonnement)</text:span></text:p>
            </draw:text-box>
          </draw:frame>
          <draw:frame draw:style-name="gr13" draw:text-style-name="P11" draw:layer="layout" svg:width="2.5cm" svg:height="1.212cm" svg:x="12.148cm" svg:y="16.988cm">
            <draw:text-box>
              <text:p text:style-name="P2"><text:span text:style-name="T4">Wcal (1*)</text:span></text:p>
              <text:p text:style-name="P2"><text:span text:style-name="T4">(fluide)</text:span></text:p>
            </draw:text-box>
          </draw:frame>
          <draw:frame draw:style-name="gr13" draw:text-style-name="P11" draw:layer="layout" svg:width="2.825cm" svg:height="1.212cm" svg:x="11.848cm" svg:y="11.6cm">
            <draw:text-box>
              <text:p text:style-name="P12"><text:span text:style-name="T4">Wcal (1*)</text:span></text:p>
              <text:p text:style-name="P2"><text:span text:style-name="T4">(fluide) <text:s text:c="5"/></text:span></text:p>
            </draw:text-box>
          </draw:frame>
          <draw:frame draw:style-name="gr14" draw:text-style-name="P11" draw:layer="layout" svg:width="2.5cm" svg:height="0.89cm" svg:x="6.048cm" svg:y="8.1cm">
            <draw:text-box>
              <text:p text:style-name="P10"><text:span text:style-name="T4">Eau froide</text:span></text:p>
            </draw:text-box>
          </draw:frame>
          <draw:frame draw:style-name="gr15" draw:text-style-name="P11" draw:layer="layout" svg:width="2cm" svg:height="1.199cm" svg:x="13.548cm" svg:y="7.601cm">
            <draw:text-box>
              <text:p text:style-name="P2"><text:span text:style-name="T4">Eau</text:span></text:p>
              <text:p text:style-name="P10"><text:span text:style-name="T4">chaude</text:span></text:p>
            </draw:text-box>
          </draw:frame>
          <draw:frame draw:style-name="gr13" draw:text-style-name="P11" draw:layer="layout" svg:width="2.825cm" svg:height="1.212cm" svg:x="8.948cm" svg:y="6.488cm">
            <draw:text-box>
              <text:p text:style-name="P12"><text:span text:style-name="T4">Energie</text:span></text:p>
              <text:p text:style-name="P12"><text:span text:style-name="T4">électrique</text:span></text:p>
            </draw:text-box>
          </draw:frame>
          <draw:connector draw:style-name="gr16" draw:text-style-name="P9" draw:layer="layout" draw:type="line" svg:x1="8.048cm" svg:y1="17cm" svg:x2="8.842cm" svg:y2="15.618cm" draw:start-shape="id5" draw:start-glue-point="0" draw:end-shape="id7" draw:end-glue-point="7" svg:d="M8048 17000l794-1382" svg:viewBox="0 0 795 1383">
            <text:p/>
          </draw:connector>
          <draw:connector draw:style-name="gr17" draw:text-style-name="P9" draw:layer="layout" draw:type="curve" draw:line-skew="0.502cm" svg:x1="12.2cm" svg:y1="9.363cm" svg:x2="11.338cm" svg:y2="14.456cm" draw:start-shape="id2" draw:start-glue-point="6" draw:end-shape="id7" draw:end-glue-point="4" svg:d="M12200 9363c0 4558-862 2012-862 5093" svg:viewBox="0 0 863 5094">
            <text:p/>
          </draw:connector>
          <draw:connector draw:style-name="gr18" draw:text-style-name="P9" draw:layer="layout" draw:type="curve" draw:line-skew="-1.745cm" svg:x1="11.952cm" svg:y1="15.365cm" svg:x2="12.224cm" svg:y2="19.109cm" draw:start-shape="id7" draw:start-glue-point="6" draw:end-shape="id3" draw:end-glue-point="0" svg:d="M11952 15365c0 480 272-1392 272 3744" svg:viewBox="0 0 273 3745">
            <text:p/>
          </draw:connector>
          <draw:frame draw:style-name="gr13" draw:text-style-name="P11" draw:layer="layout" svg:width="1.908cm" svg:height="1.212cm" svg:x="9.448cm" svg:y="9.5cm">
            <draw:text-box>
              <text:p text:style-name="P13"><text:span text:style-name="T4">Retour</text:span></text:p>
              <text:p text:style-name="P12"><text:span text:style-name="T4">fluide</text:span></text:p>
            </draw:text-box>
          </draw:frame>
          <draw:frame draw:style-name="gr13" draw:text-style-name="P11" draw:layer="layout" svg:width="1.908cm" svg:height="1.212cm" svg:x="7.948cm" svg:y="18.588cm">
            <draw:text-box>
              <text:p text:style-name="P2"><text:span text:style-name="T4">Retour</text:span></text:p>
              <text:p text:style-name="P13"><text:span text:style-name="T4">fluide</text:span></text:p>
            </draw:text-box>
          </draw:frame>
          <draw:frame draw:style-name="gr13" draw:text-style-name="P11" draw:layer="layout" svg:width="1.908cm" svg:height="1.212cm" svg:x="8.9cm" svg:y="12.4cm">
            <draw:text-box>
              <text:p text:style-name="P2"><text:span text:style-name="T4">Retour</text:span></text:p>
              <text:p text:style-name="P2"><text:span text:style-name="T4">fluide</text:span></text:p>
            </draw:text-box>
          </draw:frame>
          <draw:frame draw:style-name="gr13" draw:text-style-name="P11" draw:layer="layout" svg:width="1.908cm" svg:height="1.212cm" svg:x="8.348cm" svg:y="16cm">
            <draw:text-box>
              <text:p text:style-name="P13"><text:span text:style-name="T4">Retour</text:span></text:p>
              <text:p text:style-name="P13"><text:span text:style-name="T4">fluide</text:span></text:p>
            </draw:text-box>
          </draw:frame>
          <draw:frame draw:style-name="gr19" draw:text-style-name="P14" draw:layer="layout" svg:width="1.6cm" svg:height="0.765cm" svg:x="7.1cm" svg:y="15.3cm">
            <draw:text-box>
              <text:p text:style-name="P13"><text:span text:style-name="T4">49 °C</text:span></text:p>
            </draw:text-box>
          </draw:frame>
          <draw:frame draw:style-name="gr19" draw:text-style-name="P14" draw:layer="layout" svg:width="1.6cm" svg:height="0.765cm" svg:x="10.838cm" svg:y="17.683cm">
            <draw:text-box>
              <text:p text:style-name="P13"><text:span text:style-name="T4">50 °C</text:span></text:p>
            </draw:text-box>
          </draw:frame>
          <draw:frame draw:style-name="gr19" draw:text-style-name="P14" draw:layer="layout" svg:width="1.6cm" svg:height="0.765cm" svg:x="7.2cm" svg:y="19.5cm">
            <draw:text-box>
              <text:p text:style-name="P13"><text:span text:style-name="T4">49 °C</text:span></text:p>
            </draw:text-box>
          </draw:frame>
          <draw:frame draw:style-name="gr19" draw:text-style-name="P14" draw:layer="layout" svg:width="1.6cm" svg:height="0.765cm" svg:x="11.432cm" svg:y="12.749cm">
            <draw:text-box>
              <text:p text:style-name="P13"><text:span text:style-name="T4">45 °C</text:span></text:p>
            </draw:text-box>
          </draw:frame>
          <draw:frame draw:style-name="gr19" draw:text-style-name="P14" draw:layer="layout" svg:width="1.6cm" svg:height="0.765cm" svg:x="7.9cm" svg:y="9.135cm">
            <draw:text-box>
              <text:p text:style-name="P13"><text:span text:style-name="T4">20 °C</text:span></text:p>
            </draw:text-box>
          </draw:frame>
          <draw:frame draw:style-name="gr19" draw:text-style-name="P14" draw:layer="layout" svg:width="1.6cm" svg:height="0.765cm" svg:x="7.637cm" svg:y="12.576cm">
            <draw:text-box>
              <text:p text:style-name="P13"><text:span text:style-name="T4">20 °C</text:span></text:p>
            </draw:text-box>
          </draw:frame>
          <draw:frame draw:style-name="gr20" draw:text-style-name="P15" draw:layer="layout" svg:width="1.6cm" svg:height="0.765cm" svg:x="7.571cm" svg:y="9.764cm">
            <draw:text-box>
              <text:p text:style-name="P2"><text:span text:style-name="T4">31 °C</text:span></text:p>
            </draw:text-box>
          </draw:frame>
          <draw:frame draw:style-name="gr20" draw:text-style-name="P15" draw:layer="layout" svg:width="1.6cm" svg:height="0.765cm" svg:x="7.538cm" svg:y="13.17cm">
            <draw:text-box>
              <text:p text:style-name="P2"><text:span text:style-name="T4">31 °C</text:span></text:p>
            </draw:text-box>
          </draw:frame>
          <draw:frame draw:style-name="gr20" draw:text-style-name="P15" draw:layer="layout" svg:width="1.6cm" svg:height="0.765cm" svg:x="11.502cm" svg:y="13.368cm">
            <draw:text-box>
              <text:p text:style-name="P2"><text:span text:style-name="T4">34 °C</text:span></text:p>
            </draw:text-box>
          </draw:frame>
          <draw:frame draw:style-name="gr20" draw:text-style-name="P15" draw:layer="layout" svg:width="1.6cm" svg:height="0.765cm" svg:x="12.296cm" svg:y="18.166cm">
            <draw:text-box>
              <text:p text:style-name="P2"><text:span text:style-name="T4">35 °C</text:span></text:p>
            </draw:text-box>
          </draw:frame>
          <draw:frame draw:style-name="gr20" draw:text-style-name="P15" draw:layer="layout" svg:width="1.6cm" svg:height="0.765cm" svg:x="6.474cm" svg:y="15.95cm">
            <draw:text-box>
              <text:p text:style-name="P2"><text:span text:style-name="T4">33 °C</text:span></text:p>
            </draw:text-box>
          </draw:frame>
          <draw:frame draw:style-name="gr20" draw:text-style-name="P15" draw:layer="layout" svg:width="1.6cm" svg:height="0.765cm" svg:x="7.267cm" svg:y="20.085cm">
            <draw:text-box>
              <text:p text:style-name="P2"><text:span text:style-name="T4">33 °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meta:creation-date>2006-06-01T08:39:36</meta:creation-date>
    <dc:date>2007-01-20T18:39:11</dc:date>
    <meta:printed-by>Guy Ripoche</meta:printed-by>
    <meta:print-date>2006-06-09T11:42:29</meta:print-date>
    <dc:language>fr-FR</dc:language>
    <meta:editing-cycles>60</meta:editing-cycles>
    <meta:editing-duration>PT5H52M58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